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55" table:default-cell-style-name="Default"/>
        <table:table-row table:style-name="ro1">
          <table:table-cell table:style-name="ce1" office:value-type="string">
            <text:p>&amp;<text:span text:style-name="T1">P412475</text:span> = CULC 42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project: obta</text:p>
          </table:table-cell>
          <table:table-cell table:number-columns-repeated="255"/>
        </table:table-row>
        <table:table-row table:style-name="ro3">
          <table:table-cell office:value-type="string">
            <text:p>#atf: lang akk-x-oldbab</text:p>
          </table:table-cell>
          <table:table-cell table:number-columns-repeated="255"/>
        </table:table-row>
        <table:table-row table:style-name="ro2">
          <table:table-cell office:value-type="string">
            <text:p>#atf: use unicode</text:p>
          </table:table-cell>
          <table:table-cell table:number-columns-repeated="255"/>
        </table:table-row>
        <table:table-row table:style-name="ro2">
          <table:table-cell office:value-type="string">
            <text:p>#atf: use legacy</text:p>
          </table:table-cell>
          <table:table-cell table:number-columns-repeated="255"/>
        </table:table-row>
        <table:table-row table:style-name="ro2">
          <table:table-cell office:value-type="string">
            <text:p>#atf: use math</text:p>
          </table:table-cell>
          <table:table-cell table:number-columns-repeated="255"/>
        </table:table-row>
        <table:table-row table:style-name="ro2">
          <table:table-cell office:value-type="string">
            <text:p>#atf: use mylines</text:p>
          </table:table-cell>
          <table:table-cell table:number-columns-repeated="255"/>
        </table:table-row>
        <table:table-row table:style-name="ro2">
          <table:table-cell office:value-type="string">
            <text:p>@tablet</text:p>
          </table:table-cell>
          <table:table-cell table:number-columns-repeated="255"/>
        </table:table-row>
        <table:table-row table:style-name="ro2">
          <table:table-cell office:value-type="string">
            <text:p>@obverse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1.</text:p>
          </table:table-cell>
          <table:table-cell table:style-name="ce3" office:value-type="string">
            <text:p>GU₄-HI!.A</text:p>
          </table:table-cell>
          <table:table-cell table:style-name="ce3" office:value-type="string">
            <text:p>{še}&lt;MUR&gt;.GU₄</text:p>
          </table:table-cell>
          <table:table-cell table:style-name="ce3" office:value-type="string">
            <text:p>DUH-HI!.A</text:p>
          </table:table-cell>
          <table:table-cell table:style-name="ce3" office:value-type="string">
            <text:p>IN.NU.DA</text:p>
          </table:table-cell>
          <table:table-cell table:style-name="ce3" office:value-type="string">
            <text:p>MU-BI.⸢IM⸣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alpū[bull]N; </text:p>
          </table:table-cell>
          <table:table-cell table:style-name="ce3" office:value-type="string">
            <text:p>imrûm[fodder]N; </text:p>
          </table:table-cell>
          <table:table-cell table:style-name="ce3" office:value-type="string">
            <text:p>tuhhū[bran]N; </text:p>
          </table:table-cell>
          <table:table-cell table:style-name="ce3" office:value-type="string">
            <text:p>tibnum[straw]N; </text:p>
          </table:table-cell>
          <table:table-cell table:style-name="ce3" office:value-type="string">
            <text:p>šumšu[name]N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2.</text:p>
          </table:table-cell>
          <table:table-cell table:style-name="ce3" office:value-type="string">
            <text:p>[2] šu-ši</text:p>
          </table:table-cell>
          <table:table-cell table:style-name="ce3" office:value-type="string">
            <text:p>1(AŠ) &lt;GUR&gt;</text:p>
          </table:table-cell>
          <table:table-cell table:style-name="ce3" office:value-type="string">
            <text:p>4(BARIG)</text:p>
          </table:table-cell>
          <table:table-cell table:style-name="ce3" office:value-type="string">
            <text:p>4(AŠ) &lt;GUR&gt;</text:p>
          </table:table-cell>
          <table:table-cell table:style-name="ce3" office:value-type="string">
            <text:p>u-bar-{d}[UTU]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+šūši[sixty]NU$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Ubar-Šamaš[1]PN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3.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x</text:p>
          </table:table-cell>
          <table:table-cell table:style-name="ce3" office:value-type="string">
            <text:p>2(BARIG)</text:p>
          </table:table-cell>
          <table:table-cell table:style-name="ce3" office:value-type="string">
            <text:p>1(AŠ) &lt;GUR&gt;</text:p>
          </table:table-cell>
          <table:table-cell table:style-name="ce3" office:value-type="string">
            <text:p>{d}SUEN-i-din-⸢nam⸣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Sin-iddinam[1]PN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4.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x</text:p>
          </table:table-cell>
          <table:table-cell table:style-name="ce3" office:value-type="string">
            <text:p>2(BARIG) PAP</text:p>
          </table:table-cell>
          <table:table-cell table:style-name="ce3" office:value-type="string">
            <text:p>1(AŠ) &lt;GUR&gt;</text:p>
          </table:table-cell>
          <table:table-cell table:style-name="ce3" office:value-type="string">
            <text:p>{d}SUEN-SIPA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n; +napharu[total]N$napharum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Sin-reʾum[1]PN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5.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x</text:p>
          </table:table-cell>
          <table:table-cell table:style-name="ce3" office:value-type="string">
            <text:p>1(BARIG) 2(BAN₂)</text:p>
          </table:table-cell>
          <table:table-cell table:style-name="ce3" office:value-type="string">
            <text:p>1(AŠ) &lt;GUR&gt;</text:p>
          </table:table-cell>
          <table:table-cell table:style-name="ce3" office:value-type="string">
            <text:p>ia-ú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u;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yāʾu[mine]PP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6.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7(AŠ) &lt;GUR&gt;</text:p>
          </table:table-cell>
          <table:table-cell table:style-name="ce3" table:number-columns-repeated="2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/>
          <table:table-cell table:style-name="ce3" office:value-type="string">
            <text:p>u; </text:p>
          </table:table-cell>
          <table:table-cell table:style-name="ce3"/>
          <table:table-cell table:style-name="ce3" office:value-type="string">
            <text:p>n; kur[unit]N</text:p>
          </table:table-cell>
          <table:table-cell table:style-name="ce3" table:number-columns-repeated="2"/>
          <table:table-cell table:number-columns-repeated="24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7. |</text:p>
          </table:table-cell>
          <table:table-cell table:style-name="ce3" office:value-type="string" table:number-columns-spanned="5" table:number-rows-spanned="1">
            <text:p>NÍG.Ú.RUM {d}NANNA ŠA₃ URIM₂{ki!}-MA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 table:number-columns-spanned="5" table:number-rows-spanned="1">
            <text:p>namkūr[property]N; Nanna[1]DN; qereb[centre]N; +Ur[]SN$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  <table:table-cell table:number-columns-repeated="24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@reverse</text:p>
          </table:table-cell>
          <table:table-cell table:style-name="ce3" table:number-columns-repeated="6"/>
          <table:table-cell table:number-columns-repeated="249"/>
        </table:table-row>
        <table:table-row table:style-name="ro2">
          <table:table-cell table:style-name="ce3" office:value-type="string">
            <text:p>$ several blank lines</text:p>
          </table:table-cell>
          <table:table-cell table:style-name="ce3" table:number-columns-repeated="6"/>
          <table:table-cell table:number-columns-repeated="249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6"/>
          <table:table-cell table:number-columns-repeated="249"/>
        </table:table-row>
        <table:table-row table:style-name="ro2">
          <table:table-cell table:style-name="ce3" office:value-type="string">
            <text:p>1. |</text:p>
          </table:table-cell>
          <table:table-cell table:style-name="ce3" office:value-type="string">
            <text:p>{iti}DU₆.KÙ KI-4 U₄ 15-KAM </text:p>
          </table:table-cell>
          <table:table-cell/>
          <table:table-cell table:style-name="ce3" table:number-columns-repeated="4"/>
          <table:table-cell table:number-columns-repeated="24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Tašritum[1]MN; n; ūm[day]N; n</text:p>
          </table:table-cell>
          <table:table-cell/>
          <table:table-cell table:style-name="ce3" table:number-columns-repeated="4"/>
          <table:table-cell table:number-columns-repeated="249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/>
          <table:table-cell/>
          <table:table-cell table:style-name="ce3" table:number-columns-repeated="4"/>
          <table:table-cell table:number-columns-repeated="249"/>
        </table:table-row>
        <table:table-row table:style-name="ro2">
          <table:table-cell table:style-name="Default" office:value-type="string">
            <text:p>2. |</text:p>
          </table:table-cell>
          <table:table-cell table:style-name="ce3" office:value-type="string" table:number-columns-spanned="5" table:number-rows-spanned="1">
            <text:p><text:s/>%s mu ki-2</text:p>
          </table:table-cell>
          <table:covered-table-cell table:number-columns-repeated="4"/>
          <table:table-cell table:number-columns-repeated="250"/>
        </table:table-row>
        <table:table-row table:style-name="ro2">
          <table:table-cell table:style-name="Default" office:value-type="string">
            <text:p>#lem: </text:p>
          </table:table-cell>
          <table:table-cell table:style-name="ce3" office:value-type="string" table:number-columns-spanned="5" table:number-rows-spanned="1">
            <text:p>mu[year]; n</text:p>
          </table:table-cell>
          <table:covered-table-cell table:number-columns-repeated="4"/>
          <table:table-cell table:number-columns-repeated="250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53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@translation parallel en project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@obverse</text:p>
          </table:table-cell>
          <table:table-cell table:number-columns-repeated="255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Bran</text:p>
          </table:table-cell>
          <table:table-cell office:value-type="string">
            <text:p>Straw</text:p>
          </table:table-cell>
          <table:table-cell office:value-type="string">
            <text:p>Its name</text:p>
          </table:table-cell>
          <table:table-cell table:number-columns-repeated="250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2.</text:p>
          </table:table-cell>
          <table:table-cell office:value-type="string">
            <text:p>[2] sixties</text:p>
          </table:table-cell>
          <table:table-cell office:value-type="string">
            <text:p>1 @gur</text:p>
          </table:table-cell>
          <table:table-cell office:value-type="string">
            <text:p>240 @sila</text:p>
          </table:table-cell>
          <table:table-cell office:value-type="string">
            <text:p>4 @gur</text:p>
          </table:table-cell>
          <table:table-cell office:value-type="string">
            <text:p>Ubar-Šamaš</text:p>
          </table:table-cell>
          <table:table-cell table:number-columns-repeated="250"/>
        </table:table-row>
        <table:table-row table:style-name="ro2">
          <table:table-cell office:value-type="string">
            <text:p>3.</text:p>
          </table:table-cell>
          <table:table-cell office:value-type="float" office:value="52">
            <text:p>52</text:p>
          </table:table-cell>
          <table:table-cell office:value-type="string">
            <text:p>...</text:p>
          </table:table-cell>
          <table:table-cell office:value-type="string">
            <text:p>120 @sila</text:p>
          </table:table-cell>
          <table:table-cell office:value-type="string">
            <text:p>4 @gur</text:p>
          </table:table-cell>
          <table:table-cell office:value-type="string">
            <text:p>Sin-iddinam</text:p>
          </table:table-cell>
          <table:table-cell table:number-columns-repeated="250"/>
        </table:table-row>
        <table:table-row table:style-name="ro2">
          <table:table-cell office:value-type="string">
            <text:p>4.</text:p>
          </table:table-cell>
          <table:table-cell office:value-type="float" office:value="55">
            <text:p>55</text:p>
          </table:table-cell>
          <table:table-cell office:value-type="string">
            <text:p>...</text:p>
          </table:table-cell>
          <table:table-cell office:value-type="string">
            <text:p>120 @sila @?total?@</text:p>
          </table:table-cell>
          <table:table-cell office:value-type="string">
            <text:p>1 @gur</text:p>
          </table:table-cell>
          <table:table-cell office:value-type="string">
            <text:p>Sin-reʾum</text:p>
          </table:table-cell>
          <table:table-cell table:number-columns-repeated="250"/>
        </table:table-row>
        <table:table-row table:style-name="ro2">
          <table:table-cell office:value-type="string">
            <text:p>5.</text:p>
          </table:table-cell>
          <table:table-cell office:value-type="float" office:value="38">
            <text:p>38</text:p>
          </table:table-cell>
          <table:table-cell office:value-type="string">
            <text:p>...</text:p>
          </table:table-cell>
          <table:table-cell office:value-type="string">
            <text:p>80 @sila</text:p>
          </table:table-cell>
          <table:table-cell office:value-type="string">
            <text:p>1 @gur</text:p>
          </table:table-cell>
          <table:table-cell office:value-type="string">
            <text:p>Mine</text:p>
          </table:table-cell>
          <table:table-cell table:number-columns-repeated="250"/>
        </table:table-row>
        <table:table-row table:style-name="ro2">
          <table:table-cell office:value-type="string">
            <text:p>6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7 @gur</text:p>
          </table:table-cell>
          <table:table-cell table:number-columns-repeated="251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5" table:number-rows-spanned="1">
            <text:p>Property of Nanna of Ur</text:p>
          </table:table-cell>
          <table:covered-table-cell table:number-columns-repeated="4"/>
          <table:table-cell table:number-columns-repeated="250"/>
        </table:table-row>
        <table:table-row table:style-name="ro2">
          <table:table-cell office:value-type="string">
            <text:p>@reverse</text:p>
          </table:table-cell>
          <table:table-cell table:number-columns-repeated="255"/>
        </table:table-row>
        <table:table-row table:style-name="ro2">
          <table:table-cell office:value-type="string">
            <text:p>$ several blank lines</text:p>
          </table:table-cell>
          <table:table-cell table:number-columns-repeated="255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5" table:number-rows-spanned="1">
            <text:p>Tašritum (Month VI), fourth, day 15</text:p>
          </table:table-cell>
          <table:covered-table-cell table:number-columns-repeated="4"/>
          <table:table-cell table:number-columns-repeated="250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Year: second.</text:p>
          </table:table-cell>
          <table:covered-table-cell table:number-columns-repeated="4"/>
          <table:table-cell table:number-columns-repeated="250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3T16:18:15</meta:creation-date>
    <meta:editing-duration>PT00H29M58S</meta:editing-duration>
    <meta:editing-cycles>20</meta:editing-cycles>
    <meta:generator>NeoOffice/3.2.1$Unix OpenOffice.org_project/Patch 5</meta:generator>
    <meta:initial-creator>Eleanor Robson</meta:initial-creator>
    <dc:date>2012-06-16T21:39:56</dc:date>
    <dc:creator>Eleanor Robson</dc:creator>
    <meta:document-statistic meta:table-count="3" meta:cell-count="137" meta:object-count="0"/>
  </office:meta>
</office:document-meta>
</file>